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171" officeooo:paragraph-rsid="000941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k <text:tab/>State or union territory <text:tab/>Population (1951 Census)[11] <text:tab/>Population (1961 Census)[11] <text:tab/>Population (1971 Census)[11] <text:tab/>Population (1981 Census)[11] <text:tab/>Population (1991 Census)[11] <text:tab/>Population (2001 Census)[11] <text:tab/>Population (2011 Census)[11]</text:p>
      <text:p text:style-name="P1">1 <text:tab/>Uttar Pradesh <text:tab/>60,274,800 <text:tab/>70,144,160 <text:tab/>83,849,775 <text:tab/>105,113,300 <text:tab/>132,062,800 <text:tab/>166,053,600 <text:tab/>199,581,477</text:p>
      <text:p text:style-name="P1">2 <text:tab/>Maharashtra <text:tab/>32,002,500 <text:tab/>39,554,900 <text:tab/>50,412,240 <text:tab/>62,782,820 <text:tab/>78,937,190 <text:tab/>96,752,500 <text:tab/>112,372,972</text:p>
      <text:p text:style-name="P1">3 <text:tab/>Bihar <text:tab/>29,085,900 <text:tab/>34,841,490 <text:tab/>42,126,800 <text:tab/>52,303,000 <text:tab/>64,531,200 <text:tab/>82,879,910 <text:tab/>103,804,630</text:p>
      <text:p text:style-name="P1">4 <text:tab/>West Bengal <text:tab/>26,300,670 <text:tab/>34,926,000 <text:tab/>44,312,017 <text:tab/>54,580,650 <text:tab/>68,077,970 <text:tab/>80,221,300 <text:tab/>91,347,736</text:p>
      <text:p text:style-name="P1">5 <text:tab/>Madhya Pradesh <text:tab/>18,615,700 <text:tab/>23,218,950 <text:tab/>30,017,180 <text:tab/>38,169,500 <text:tab/>48,566,800 <text:tab/>60,385,090 <text:tab/>72,597,565</text:p>
      <text:p text:style-name="P1">6 <text:tab/>Tamil Nadu <text:tab/>30,119,680 <text:tab/>33,687,100 <text:tab/>41,199,170 <text:tab/>48,408,080 <text:tab/>55,859,300 <text:tab/>62,111,390 <text:tab/>72,138,958</text:p>
      <text:p text:style-name="P1">7 <text:tab/>Rajasthan <text:tab/>15,971,130 <text:tab/>20,156,540 <text:tab/>25,765,810 <text:tab/>34,361,860 <text:tab/>44,005,990 <text:tab/>56,473,300 <text:tab/>68,621,012</text:p>
      <text:p text:style-name="P1">8 <text:tab/>Karnataka <text:tab/>19,402,500 <text:tab/>23,587,910 <text:tab/>29,299,015 <text:tab/>37,135,710 <text:tab/>44,977,200 <text:tab/>52,734,986 <text:tab/>61,130,704</text:p>
      <text:p text:style-name="P1">9 <text:tab/>Gujarat <text:tab/>16,263,700 <text:tab/>20,633,305 <text:tab/>26,697,488 <text:tab/>34,085,800 <text:tab/>41,309,580 <text:tab/>50,597,200 <text:tab/>60,383,628</text:p>
      <text:p text:style-name="P1">10 <text:tab/>Andhra Pradesh <text:tab/>31,115,000 <text:tab/>35,983,480 <text:tab/>43,502,710 <text:tab/>53,551,030 <text:tab/>66,508,170 <text:tab/>75,728,400 <text:tab/>49,665,533</text:p>
      <text:p text:style-name="P1">11 <text:tab/>Odisha <text:tab/>14,646,100 <text:tab/>17,549,500 <text:tab/>21,944,625 <text:tab/>26,370,270 <text:tab/>31,659,740 <text:tab/>36,707,900 <text:tab/>41,947,358</text:p>
      <text:p text:style-name="P1">12 <text:tab/>Telangana <text:tab/>N/A <text:tab/>N/A <text:tab/>N/A <text:tab/>N/A <text:tab/>N/A <text:tab/>N/A <text:tab/>35,193,978</text:p>
      <text:p text:style-name="P1">13 <text:tab/>Kerala <text:tab/>13,549,000 <text:tab/>16,904,560 <text:tab/>21,347,300 <text:tab/>25,453,680 <text:tab/>29,098,523 <text:tab/>31,839,000 <text:tab/>33,387,677</text:p>
      <text:p text:style-name="P1">14 <text:tab/>Jharkhand <text:tab/>9,697,300 <text:tab/>11,606,504 <text:tab/>14,227,493 <text:tab/>17,612,000 <text:tab/>21,844,550 <text:tab/>26,946,070 <text:tab/>32,966,238</text:p>
      <text:p text:style-name="P1">15 <text:tab/>Assam <text:tab/>8,029,100 <text:tab/>10,837,700 <text:tab/>14,625,157 <text:tab/>18,041,250 <text:tab/>22,414,320 <text:tab/>26,638,600 <text:tab/>31,169,272</text:p>
      <text:p text:style-name="P1">16 <text:tab/>Punjab <text:tab/>9,160,990 <text:tab/>11,135,404 <text:tab/>13,551,069 <text:tab/>16,788,920 <text:tab/>20,281,971 <text:tab/>24,289,130 <text:tab/>27,704,236</text:p>
      <text:p text:style-name="P1">17 <text:tab/>Haryana <text:tab/>5,674,400 <text:tab/>7,591,190 <text:tab/>10,036,430 <text:tab/>12,922,122 <text:tab/>16,464,600 <text:tab/>21,083,900 <text:tab/>25,753,081</text:p>
      <text:p text:style-name="P1">18 <text:tab/>Chhattisgarh <text:tab/>7,457,700 <text:tab/>9,154,330 <text:tab/>11,637,800 <text:tab/>14,010,110 <text:tab/>17,615,600 <text:tab/>20,834,530 <text:tab/>25,540,196</text:p>
      <text:p text:style-name="P1">19 <text:tab/>Jammu and Kashmir <text:tab/>3,254,650 <text:tab/>3,561,100 <text:tab/>4,616,632 <text:tab/>5,987,389 <text:tab/>7,718,700 <text:tab/>10,070,300 <text:tab/>12,548,926</text:p>
      <text:p text:style-name="P1">20 <text:tab/>Uttarakhand <text:tab/>2,946,900 <text:tab/>3,611,200 <text:tab/>4,493,800 <text:tab/>5,726,550 <text:tab/>7,051,600 <text:tab/>8,489,100 <text:tab/>10,116,752</text:p>
      <text:p text:style-name="P1">21 <text:tab/>Himachal Pradesh <text:tab/>2,386,940 <text:tab/>2,812,300 <text:tab/>3,460,434 <text:tab/>4,280,818 <text:tab/>5,170,877 <text:tab/>6,077,453 <text:tab/>6,856,509</text:p>
      <text:p text:style-name="P1">22 <text:tab/>Tripura <text:tab/>639,984 <text:tab/>1,142,282 <text:tab/>1,556,342 <text:tab/>2,053,058 <text:tab/>2,757,205 <text:tab/>3,191,880 <text:tab/>3,671,032</text:p>
      <text:p text:style-name="P1">23 <text:tab/>Meghalaya <text:tab/>606,300 <text:tab/>769,990 <text:tab/>1,011,699 <text:tab/>1,335,819 <text:tab/>1,774,778 <text:tab/>2,306,540 <text:tab/>2,964,007</text:p>
      <text:p text:style-name="P1">24 <text:tab/>Manipurβ <text:tab/>578,060 <text:tab/>780,340 <text:tab/>1,073,509 <text:tab/>1,421,290 <text:tab/>1,837,900 <text:tab/>2,294,480 <text:tab/>2,721,756</text:p>
      <text:p text:style-name="P1">25 <text:tab/>Nagaland <text:tab/>213,700 <text:tab/>369,309 <text:tab/>516,110 <text:tab/>775,570 <text:tab/>1,210,492 <text:tab/>1,990,275 <text:tab/>1,980,602</text:p>
      <text:p text:style-name="P1"><text:soft-page-break/>26 <text:tab/>Goa <text:tab/>547,000 <text:tab/>590,875 <text:tab/>795,997 <text:tab/>1,008,373 <text:tab/>1,170,115 <text:tab/>1,348,900 <text:tab/>1,457,723</text:p>
      <text:p text:style-name="P1">27 <text:tab/>Arunachal Pradesh <text:tab/>NA <text:tab/>337,300 <text:tab/>468,885 <text:tab/>632,502 <text:tab/>865,900 <text:tab/>1,098,328 <text:tab/>1,382,611</text:p>
      <text:p text:style-name="P1">28 <text:tab/>Mizoram <text:tab/>196,970 <text:tab/>266,200 <text:tab/>332,190 <text:tab/>494,440 <text:tab/>690,963 <text:tab/>889,690 <text:tab/>1,091,014</text:p>
      <text:p text:style-name="P1">29 <text:tab/>Sikkim <text:tab/>138,093 <text:tab/>162,863 <text:tab/>210,205 <text:tab/>316,840 <text:tab/>406,000 <text:tab/>541,902 <text:tab/>607,688</text:p>
      <text:p text:style-name="P1">UT1 <text:tab/>Delhi <text:tab/>1,744,500 <text:tab/>2,659,990 <text:tab/>4,066,400 <text:tab/>6,220,973 <text:tab/>9,421,311 <text:tab/>13,851,503 <text:tab/>16,753,235</text:p>
      <text:p text:style-name="P1">UT2 <text:tab/>Puducherry <text:tab/>317,407 <text:tab/>369,355 <text:tab/>472,836 <text:tab/>604,281 <text:tab/>808,117 <text:tab/>974,820 <text:tab/>1,244,464</text:p>
      <text:p text:style-name="P1">UT3 <text:tab/>Chandigarh <text:tab/>24,948 <text:tab/>120,480 <text:tab/>257,100 <text:tab/>452,960 <text:tab/>642,374 <text:tab/>901,080 <text:tab/>1,054,686</text:p>
      <text:p text:style-name="P1">UT4 <text:tab/>Andaman and Nicobar Islands <text:tab/>31,480 <text:tab/>64,160 <text:tab/>115,874 <text:tab/>189,496 <text:tab/>281,990 <text:tab/>356,650 <text:tab/>379,944</text:p>
      <text:p text:style-name="P1">UT5 <text:tab/>Dadra and Nagar Haveli <text:tab/>42,846 <text:tab/>58,020 <text:tab/>74,880 <text:tab/>104,300 <text:tab/>138,290 <text:tab/>220,963 <text:tab/>342,853</text:p>
      <text:p text:style-name="P1">UT6 <text:tab/>Daman and Diu <text:tab/>49,482 <text:tab/>37,587 <text:tab/>63,000 <text:tab/>79,842 <text:tab/>102,110 <text:tab/>158,080 <text:tab/>242,911</text:p>
      <text:p text:style-name="P1">UT7 <text:tab/>Lakshadweep <text:tab/>21,000 <text:tab/>24,370 <text:tab/>32,900 <text:tab/>40,250 <text:tab/>52,820 <text:tab/>61,300 <text:tab/>64,429</text:p>
      <text:p text:style-name="P1">Total <text:tab/>India <text:tab/>361,088,400 <text:tab/>439,235,720 <text:tab/>548,160,050 <text:tab/>683,329,900 <text:tab/>846,421,830 <text:tab/>1,028,737,690 <text:tab/>1,210,193,4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07:39.986450285</meta:creation-date>
    <dc:date>2016-04-05T19:09:28.645252450</dc:date>
    <meta:editing-duration>P0D</meta:editing-duration>
    <meta:editing-cycles>1</meta:editing-cycles>
    <meta:document-statistic meta:table-count="0" meta:image-count="0" meta:object-count="0" meta:page-count="2" meta:paragraph-count="38" meta:word-count="376" meta:character-count="3557" meta:non-whitespace-character-count="2915"/>
    <meta:generator>LibreOffice/4.2.4.2$Linux_X86_64 LibreOffice_project/420m0$Build-2</meta:generator>
  </office:meta>
</office:document-meta>
</file>